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50%" fo:margin-left="0.5in" fo:text-indent="-0.5in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style="italic" style:font-style-asian="italic" fo:font-size="10pt" style:font-size-asian="10pt" style:font-size-complex="10pt" style:text-underline-type="single" style:text-underline-style="solid" style:text-underline-width="auto" style:text-underline-mode="continuous" fo:language="uk" fo:country="UA"/>
    </style:style>
    <style:style style:name="P3" style:parent-style-name="Standard" style:family="paragraph">
      <style:paragraph-properties fo:line-height="150%" fo:margin-left="0.5in" fo:text-indent="-0.5in">
        <style:tab-stops/>
      </style:paragraph-properties>
      <style:text-properties style:font-name="Times New Roman" style:font-name-complex="Times New Roman" fo:font-style="italic" style:font-style-asian="italic" fo:font-size="10pt" style:font-size-asian="10pt" style:font-size-complex="10pt" style:text-underline-type="single" style:text-underline-style="solid" style:text-underline-width="auto" style:text-underline-mode="continuous" fo:language="uk" fo:country="UA"/>
    </style:style>
    <style:style style:name="P4" style:parent-style-name="Standard" style:family="paragraph">
      <style:paragraph-properties fo:line-height="150%" fo:margin-left="0.5in" fo:text-indent="-0.5in">
        <style:tab-stops/>
      </style:paragraph-properties>
    </style:style>
    <style:style style:name="T5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7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8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P9" style:parent-style-name="Standard" style:family="paragraph">
      <style:paragraph-properties fo:line-height="150%" fo:margin-left="0.5in" fo:text-indent="-0.5in">
        <style:tab-stops/>
      </style:paragraph-properties>
    </style:style>
    <style:style style:name="T10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1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13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4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5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6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7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8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19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1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3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4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5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6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7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8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29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3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31" style:parent-style-name="Standard" style:family="paragraph">
      <style:paragraph-properties fo:line-height="150%" fo:margin-left="0.5in" fo:text-indent="-0.5in">
        <style:tab-stops/>
      </style:paragraph-properties>
    </style:style>
    <style:style style:name="T3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4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35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36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3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8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P39" style:parent-style-name="Standard" style:family="paragraph">
      <style:paragraph-properties fo:line-height="150%" fo:margin-left="0.5in" fo:text-indent="0.5in">
        <style:tab-stops/>
      </style:paragraph-properties>
    </style:style>
    <style:style style:name="T40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T4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42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  <style:style style:name="P43" style:parent-style-name="Standard" style:family="paragraph">
      <style:paragraph-properties fo:line-height="150%"/>
    </style:style>
    <style:style style:name="T44" style:parent-style-name="DefaultParagraphFont" style:family="text">
      <style:text-properties style:font-name="Times New Roman" style:font-name-complex="Times New Roman" fo:font-size="10pt" style:font-size-asian="10pt" style:font-size-complex="10pt" fo:language="uk" fo:country="UA"/>
    </style:style>
  </office:automatic-styles>
  <office:body>
    <office:text text:use-soft-page-breaks="true">
      <text:p text:style-name="P1"><text:span text:style-name="T2">Анастасія Лівочка</text:span></text:p>
      <text:p text:style-name="P3">Опис проблеми:</text:p>
      <text:p text:style-name="P4"><text:tab/><text:tab/><text:span text:style-name="T5">З 2014 року Україна відмовилась від фіксованого курсу гривні та перейшла до плаваючого</text:span><text:span text:style-name="T6">,<text:s/></text:span><text:span text:style-name="T7">наразі курс гривні залежить від попиту та пропозиції.</text:span><text:span text:style-name="T8"><text:s/>Ризик понести втрати на операціях купівлі-продажу валют через необізнаність з тенденціями валютного ринку постає дуже гостро.</text:span></text:p>
      <text:p text:style-name="P9"><text:span text:style-name="T10"><text:tab/></text:span><text:span text:style-name="T11"><text:tab/>Уявіть, що ви отримали 10 000 гривень, які будуть вам потрібні в деякий час<text:s/></text:span><text:span text:style-name="T12">t.<text:s/></text:span><text:span text:style-name="T13"><text:s/>В наш час люди</text:span><text:span text:style-name="T14"><text:s/>дефолтно</text:span><text:span text:style-name="T15"><text:s/>міня</text:span><text:span text:style-name="T16">ють</text:span><text:span text:style-name="T17"><text:s/>гривні на долари</text:span><text:span text:style-name="T18">, бо більше довіряють долару. В небагатьох<text:s/></text:span><text:span text:style-name="T19">постає питання</text:span><text:span text:style-name="T20">:</text:span><text:span text:style-name="T21"><text:s/>в якій валюті гроші тримати.<text:s/></text:span><text:span text:style-name="T22"><text:s/></text:span><text:span text:style-name="T23">Чому воно постає</text:span><text:span text:style-name="T24"><text:s/>та чому вона правильне та актуальне</text:span><text:span text:style-name="T25">? <text:s/></text:span><text:span text:style-name="T26">З одного боку – інфляція,<text:s/></text:span><text:span text:style-name="T27">гривня девальвує, падає її купівельна спроможність, 100 гривень сьогодні і 100 гривень через два місяці, наприклад, вже різні 100 гривень. Долар все-таки валюта більш стабільна.<text:s/></text:span><text:span text:style-name="T28">З іншого боку<text:s/></text:span><text:span text:style-name="T29">існують випадки, коли на операціях купівлі-продажу ми можемо втратити <text:s/>навіть більше. Багато чого залежить від часу<text:s/></text:span><text:span text:style-name="T30">t.</text:span></text:p>
      <text:p text:style-name="P31"><text:span text:style-name="T32"><text:tab/></text:span><text:span text:style-name="T33"><text:tab/></text:span><text:span text:style-name="T34">Середньостатистичний громадянин України може не володіти всіма тонкощами економічни</text:span><text:span text:style-name="T35">х</text:span><text:span text:style-name="T36"><text:s/>розрахунків, тому йому буде досить корисно мати<text:s/></text:span><text:span text:style-name="T37">web-</text:span><text:span text:style-name="T38">додаток, який буде робити певні розрахунки замість нього.</text:span></text:p>
      <text:p text:style-name="P39"><text:span text:style-name="T40"><text:s/>Рівень інфляції, купівельна спроможність валют залежать від багатьох факторів та процесів, що відбувається на <text:s/>світовому та на державному ринку. Реакція цін на зміни у курсах валют настає через два місяці після самої зміни (згідно дослідження<text:s/></text:span><text:span text:style-name="T41">“The National Bank of Ukraine Communication Strategy Optimization within the Framework of Impact on Exchange Rate Expectation of Economic Agents”, Roksolana Holub and Oleksandr Hluchenko)</text:span><text:span text:style-name="T42">, тому зробити прогноз досить реально, хоч і складно.</text:span></text:p>
      <text:p text:style-name="P43"><text:span text:style-name="T4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настасія Лівочка</meta:initial-creator>
    <dc:creator>Анастасія Лівочка</dc:creator>
    <meta:creation-date>2018-02-24T17:29:00Z</meta:creation-date>
    <dc:date>2018-02-24T17:29:00Z</dc:date>
    <meta:template xlink:href="Normal.dotm" xlink:type="simple"/>
    <meta:editing-cycles>2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8" meta:character-count="1595" meta:row-count="11" meta:non-whitespace-character-count="1360"/>
  </office:meta>
</office:document-meta>
</file>